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fMaths" svg:font-family="tfMaths" style:font-family-generic="roman" style:font-pitch="variable" style:font-charset="x-symbol"/>
    <style:font-face style:name="Mangal1" svg:font-family="Mangal"/>
    <style:font-face style:name="OpenSymbol" svg:font-family="OpenSymbol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text-align="start" style:justify-single-word="false"/>
      <style:text-properties fo:background-color="transparent"/>
    </style:style>
    <style:style style:name="P4" style:family="paragraph" style:parent-style-name="Standard">
      <style:paragraph-properties fo:text-align="start" style:justify-single-word="false"/>
      <style:text-properties officeooo:paragraph-rsid="00214c26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paragraph-rsid="0023df54" fo:background-color="transparent"/>
    </style:style>
    <style:style style:name="P6" style:family="paragraph" style:parent-style-name="Standard">
      <style:paragraph-properties fo:text-align="center" style:justify-single-word="false"/>
      <style:text-properties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214c26" officeooo:paragraph-rsid="00214c26" fo:background-color="transparent"/>
    </style:style>
    <style:style style:name="P8" style:family="paragraph" style:parent-style-name="Standard">
      <style:text-properties fo:font-weight="normal" officeooo:rsid="001f567f" officeooo:paragraph-rsid="001f567f" fo:background-color="#cccc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4c26" officeooo:paragraph-rsid="00214c26" fo:background-color="transparent" style:font-weight-asian="normal" style:font-weight-complex="normal"/>
    </style:style>
    <style:style style:name="P10" style:family="paragraph" style:parent-style-name="Standard">
      <style:text-properties style:font-name="Times New Roman" fo:font-style="normal" fo:font-weight="normal" officeooo:rsid="001f567f" officeooo:paragraph-rsid="001f567f" fo:background-color="transparent" style:font-weight-asian="normal" style:font-weight-complex="normal"/>
    </style:style>
    <style:style style:name="P11" style:family="paragraph" style:parent-style-name="Standard">
      <style:text-properties officeooo:rsid="00214c26" officeooo:paragraph-rsid="0022344e"/>
    </style:style>
    <style:style style:name="P12" style:family="paragraph" style:parent-style-name="Standard">
      <style:text-properties style:text-position="super 100%" style:font-name="Times New Roman" fo:background-color="transparent"/>
    </style:style>
    <style:style style:name="P13" style:family="paragraph" style:parent-style-name="Standard">
      <style:paragraph-properties fo:text-align="start" style:justify-single-word="false"/>
      <style:text-properties style:text-position="super 100%" style:font-name="Times New Roman" officeooo:paragraph-rsid="0023df54" fo:background-color="transparent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 style:shadow="none" style:writing-mode="page">
        <style:tab-stops/>
      </style:paragraph-properties>
      <style:text-properties officeooo:paragraph-rsid="00214c26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shadow="none" style:writing-mode="page">
        <style:tab-stops/>
      </style:paragraph-properties>
      <style:text-properties officeooo:paragraph-rsid="00214c26"/>
    </style:style>
    <style:style style:name="P17" style:family="paragraph" style:parent-style-name="Standard">
      <style:paragraph-properties fo:margin-left="3cm" fo:margin-right="0cm" fo:text-align="center" style:justify-single-word="false" fo:text-indent="-3cm" style:auto-text-indent="false" style:shadow="none">
        <style:tab-stops/>
      </style:paragraph-properties>
    </style:style>
    <style:style style:name="P18" style:family="paragraph" style:parent-style-name="Standard">
      <style:paragraph-properties fo:margin-left="3cm" fo:margin-right="0cm" fo:text-align="start" style:justify-single-word="false" fo:text-indent="-3cm" style:auto-text-indent="false" style:shadow="none">
        <style:tab-stops/>
      </style:paragraph-properties>
    </style:style>
    <style:style style:name="P19" style:family="paragraph" style:parent-style-name="Standard">
      <style:paragraph-properties fo:margin-left="3cm" fo:margin-right="0cm" fo:text-indent="-3cm" style:auto-text-indent="false" style:shadow="none">
        <style:tab-stops/>
      </style:paragraph-properties>
      <style:text-properties officeooo:paragraph-rsid="00214c26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margin-top="0.6cm" fo:margin-bottom="0.6cm" loext:contextual-spacing="false" fo:text-align="center" style:justify-single-word="false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 style:shadow="none" style:writing-mode="page"/>
    </style:style>
    <style:style style:name="P23" style:family="paragraph" style:parent-style-name="tfTitre_20_1_29_">
      <style:text-properties officeooo:rsid="00214c26"/>
    </style:style>
    <style:style style:name="P24" style:family="paragraph" style:parent-style-name="tfTitre_20_1_29_">
      <style:paragraph-properties fo:text-align="start" style:justify-single-word="false"/>
      <style:text-properties officeooo:paragraph-rsid="00214c26"/>
    </style:style>
    <style:style style:name="P25" style:family="paragraph" style:parent-style-name="tfTitre_20_1_29_">
      <style:paragraph-properties fo:break-before="page"/>
    </style:style>
    <style:style style:name="P26" style:family="paragraph" style:parent-style-name="tfTitre_20_I_29_">
      <style:paragraph-properties fo:break-before="page"/>
    </style:style>
    <style:style style:name="P27" style:family="paragraph" style:parent-style-name="tfTitre_20_Chapitre" style:master-page-name="Right_20_Page">
      <style:paragraph-properties style:page-number="auto"/>
    </style:style>
    <style:style style:name="P28" style:family="paragraph">
      <style:paragraph-properties style:writing-mode="lr-tb"/>
    </style:style>
    <style:style style:name="P29" style:family="paragraph">
      <style:paragraph-properties fo:margin-top="0.199cm" fo:margin-bottom="0cm" style:writing-mode="lr-tb"/>
    </style:style>
    <style:style style:name="P30" style:family="paragraph">
      <style:paragraph-properties fo:margin-top="0.199cm" fo:margin-bottom="0cm"/>
    </style:style>
    <style:style style:name="P31" style:family="paragraph">
      <loext:graphic-properties draw:fill="solid" draw:fill-color="#cccccc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3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37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14c26" fo:background-color="transparent" loext:char-shading-value="0"/>
    </style:style>
    <style:style style:name="T5" style:family="text">
      <style:text-properties officeooo:rsid="0028ffe4" fo:background-color="transparent" loext:char-shading-value="0"/>
    </style:style>
    <style:style style:name="T6" style:family="text">
      <style:text-properties style:font-name="OpenSymbol1" fo:background-color="transparent" loext:char-shading-value="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5c62" style:font-style-asian="italic" style:font-style-complex="italic"/>
    </style:style>
    <style:style style:name="T9" style:family="text">
      <style:text-properties fo:font-style="italic" officeooo:rsid="0028ffe4" style:font-style-asian="italic" style:font-style-complex="italic"/>
    </style:style>
    <style:style style:name="T10" style:family="text">
      <style:text-properties fo:font-style="italic" fo:background-color="transparent" loext:char-shading-value="0" style:font-style-asian="italic" style:font-style-complex="italic"/>
    </style:style>
    <style:style style:name="T11" style:family="text">
      <style:text-properties fo:font-style="italic" officeooo:rsid="00214c26" fo:background-color="transparent" loext:char-shading-value="0" style:font-style-asian="italic" style:font-style-complex="italic"/>
    </style:style>
    <style:style style:name="T12" style:family="text">
      <style:text-properties style:font-name="Times New Roman" style:font-name-asian="tfMaths" style:font-name-complex="tfMaths"/>
    </style:style>
    <style:style style:name="T13" style:family="text">
      <style:text-properties style:font-name="Times New Roman" fo:font-style="normal" fo:background-color="transparent" loext:char-shading-value="0"/>
    </style:style>
    <style:style style:name="T14" style:family="text">
      <style:text-properties style:font-name="Times New Roman" fo:font-style="normal" officeooo:rsid="001f5c62" fo:background-color="transparent" loext:char-shading-value="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3df54"/>
    </style:style>
    <style:style style:name="T17" style:family="text">
      <style:text-properties style:text-underline-style="none"/>
    </style:style>
    <style:style style:name="T18" style:family="text">
      <style:text-properties style:text-position="super 58%"/>
    </style:style>
    <style:style style:name="T19" style:family="text">
      <style:text-properties style:text-position="super 58%" fo:background-color="transparent" loext:char-shading-value="0"/>
    </style:style>
    <style:style style:name="T20" style:family="text">
      <style:text-properties style:text-position="super 100%"/>
    </style:style>
    <style:style style:name="T21" style:family="text">
      <style:text-properties style:text-position="super 100%" officeooo:rsid="0022344e"/>
    </style:style>
    <style:style style:name="T22" style:family="text">
      <style:text-properties officeooo:rsid="001f567f"/>
    </style:style>
    <style:style style:name="T23" style:family="text">
      <style:text-properties officeooo:rsid="001f5c62"/>
    </style:style>
    <style:style style:name="T24" style:family="text">
      <style:text-properties officeooo:rsid="00214c26"/>
    </style:style>
    <style:style style:name="T25" style:family="text">
      <style:text-properties fo:font-style="normal" fo:background-color="transparent" loext:char-shading-value="0" style:font-style-asian="normal" style:font-style-complex="normal"/>
    </style:style>
    <style:style style:name="T26" style:family="text">
      <style:text-properties officeooo:rsid="0022344e"/>
    </style:style>
    <style:style style:name="T27" style:family="text">
      <style:text-properties officeooo:rsid="00258c69"/>
    </style:style>
    <style:style style:name="T28" style:family="text">
      <style:text-properties officeooo:rsid="0028ffe4"/>
    </style:style>
    <style:style style:name="T29" style:family="text">
      <style:text-properties fo:color="#111111"/>
    </style:style>
    <style:style style:name="T30" style:family="text">
      <style:text-properties fo:color="#111111" fo:font-style="normal" officeooo:rsid="0022344e" fo:background-color="transparent" loext:char-shading-value="0" style:font-style-asian="normal" style:font-style-complex="normal"/>
    </style:style>
    <style:style style:name="T31" style:family="text">
      <style:text-properties fo:color="#111111" officeooo:rsid="0022344e"/>
    </style:style>
    <style:style style:name="T32" style:family="text">
      <style:text-properties fo:color="#111111" style:text-position="super 100%"/>
    </style:style>
    <style:style style:name="T33" style:family="text">
      <style:text-properties fo:color="#111111" style:text-position="super 100%" officeooo:rsid="0022344e"/>
    </style:style>
    <style:style style:name="T34" style:family="text">
      <style:text-properties fo:color="#111111" style:text-position="super 100%" officeooo:rsid="0022344e" loext:padding="0cm" loext:border="none"/>
    </style:style>
    <style:style style:name="T35" style:family="text">
      <style:text-properties fo:color="#111111" style:text-position="super 100%" officeooo:rsid="0022344e" loext:padding="0cm" loext:border="none" loext:shadow="none"/>
    </style:style>
    <style:style style:name="T36" style:family="text">
      <style:text-properties fo:color="#111111" style:text-position="super 100%" loext:padding="0cm" loext:border="none" loext:shadow="none"/>
    </style:style>
    <style:style style:name="T37" style:family="text">
      <style:text-properties fo:color="#111111" style:text-position="super 58%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.014cm" fo:border="none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.014cm" fo:border="none" style:shadow="none" draw:shadow-opacity="100%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padding="0.014cm" fo:border="none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fo:padding="0cm" fo:border="none" style:shadow="none" draw:shadow-opacity="100%" draw:ole-draw-aspect="1"/>
    </style:style>
    <style:style style:name="gr1" style:family="graphic">
      <style:graphic-properties draw:stroke="none" svg:stroke-color="#000000" draw:fill="solid" draw:fill-color="#cccccc" fo:min-height="9.89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4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44cm" fo:min-width="0.4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53cm" fo:min-width="0.4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46cm" fo:min-width="0.49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79cm" fo:min-width="0.4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49cm" svg:stroke-color="#000000" draw:marker-start="" draw:marker-start-width="0.071cm" draw:marker-start-center="false" draw:marker-end="" draw:marker-end-width="0.071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071cm" draw:marker-start-center="false" draw:marker-end="" draw:marker-end-width="0.071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44cm" fo:min-width="1.09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47cm" fo:min-width="1.27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3cm" svg:stroke-color="#000000" draw:marker-start="" draw:marker-start-width="0.041cm" draw:marker-start-center="false" draw:marker-end="" draw:marker-end-width="0.041cm" draw:marker-end-center="false" draw:fill="none" draw:fill-color="#ffffff" draw:textarea-horizontal-align="left" draw:auto-grow-height="true" draw:auto-grow-width="true" draw:fit-to-size="false" style:shrink-to-fit="false" fo:min-height="0.644cm" fo:min-width="1.35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dddd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586cm" fo:min-width="0.38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586cm" fo:min-width="0.35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586cm" fo:min-width="0.3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586cm" fo:min-width="0.3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36cm" draw:marker-start-center="false" draw:marker-end="" draw:marker-end-width="0.36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757cm" fo:min-width="0.57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dash" draw:stroke-dash="Dashed_20__28_var_29__20_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2" style:family="graphic">
      <style:graphic-properties draw:stroke="dash" draw:stroke-dash="Dashed_20__28_var_29__20_37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dash" draw:stroke-dash="Dashed_20__28_var_29__20_38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dash" draw:stroke-dash="Dashed_20__28_var_29__20_39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dash" draw:stroke-dash="Dashed_20__28_var_29__20_40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dash" draw:stroke-dash="Dashed_20__28_var_29__20_41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Dashed_20__28_var_29__20_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dash" draw:stroke-dash="Dashed_20__28_var_29__20_43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dash" draw:stroke-dash="Dashed_20__28_var_29__20_44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Dashed_20__28_var_29__20_45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dash" draw:stroke-dash="Dashed_20__28_var_29__20_46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758cm" fo:min-width="0.67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586cm" fo:min-width="0.3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49cm" svg:stroke-color="#000000" draw:marker-start="" draw:marker-start-width="0.319cm" draw:marker-start-center="false" draw:marker-end="" draw:marker-end-width="0.319cm" draw:marker-end-center="false" draw:fill="solid" draw:fill-color="#dddddd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36" style:family="graphic">
      <style:graphic-properties draw:stroke="dash" draw:stroke-dash="Dashed_20__28_var_29__20_47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7" style:family="graphic">
      <style:graphic-properties draw:stroke="dash" draw:stroke-dash="Dashed_20__28_var_29__20_48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dash" draw:stroke-dash="Dashed_20__28_var_29__20_49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9" style:family="graphic">
      <style:graphic-properties draw:stroke="dash" draw:stroke-dash="Dashed_20__28_var_29__20_50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0" style:family="graphic">
      <style:graphic-properties draw:stroke="dash" draw:stroke-dash="Dashed_20__28_var_29__20_51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Dashed_20__28_var_29__20_52" svg:stroke-width="0.019cm" svg:stroke-color="#000000" draw:marker-start="" draw:marker-start-width="0.28cm" draw:marker-start-center="false" draw:marker-end="" draw:marker-end-width="0.28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false" style:shrink-to-fit="false" fo:min-height="0.746cm" fo:min-width="0.534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2">Périmètres et </text:span>aires</text:p>
      <text:p text:style-name="Standard"/>
      <text:list xml:id="list463260659" text:style-name="tfNum_20_I_29_">
        <text:list-item>
          <text:p text:style-name="tfTitre_20_I_29_">Parallélogrammes et Triangles</text:p>
        </text:list-item>
      </text:list>
      <text:p text:style-name="P14"/>
      <text:list xml:id="list689862408" text:style-name="tfNum_20_1_29_">
        <text:list-item>
          <text:p text:style-name="tfTitre_20_1_29_">Aire d'un parallélogramme</text:p>
        </text:list-item>
      </text:list>
      <text:p text:style-name="P8"><text:span text:style-name="T3">L’aire d’un parallélogramme est le produit de la longueur de l’un de ses côtés par la longueur de la haute</text:span><text:span text:style-name="T13">ur du </text:span><text:span text:style-name="T14">parallélogramme</text:span><text:span text:style-name="T13"> relative à ce côté.</text:span></text:p>
      <text:p text:style-name="P10"/>
      <text:p text:style-name="tfCours"><text:span text:style-name="T1">Formule : </text:span><text:span text:style-name="T3">Aire d'un parallélogramme = côté </text:span><text:span text:style-name="T6">×</text:span><text:span text:style-name="T3"> hauteur.</text:span></text:p>
      <text:p text:style-name="P21"><draw:g text:anchor-type="as-char" draw:z-index="6" draw:name="Forme2" draw:style-name="gr3"><draw:polygon draw:style-name="gr14" draw:text-style-name="P35" svg:width="9.225cm" svg:height="2.944cm" svg:x="0.737cm" svg:y="0.804cm" svg:viewBox="0 0 9226 2945" draw:points="6560,2945 9226,0 2663,3 0,2945 6548,2945"><text:p/></draw:polygon><draw:frame draw:style-name="gr15" draw:text-style-name="P36" svg:width="0.884cm" svg:height="0.837cm" svg:x="0cm" svg:y="3.503cm"><draw:text-box><text:p text:style-name="P32"><text:span text:style-name="T40">A</text:span></text:p></draw:text-box></draw:frame><draw:frame draw:style-name="gr16" draw:text-style-name="P36" svg:width="0.86cm" svg:height="0.837cm" svg:x="7.193cm" svg:y="3.567cm"><draw:text-box><text:p text:style-name="P32"><text:span text:style-name="T40">B</text:span></text:p></draw:text-box></draw:frame><draw:frame draw:style-name="gr17" draw:text-style-name="P36" svg:width="0.877cm" svg:height="0.837cm" svg:x="2.604cm" svg:y="0.205cm"><draw:text-box><text:p text:style-name="P32"><text:span text:style-name="T40">D</text:span></text:p></draw:text-box></draw:frame><draw:frame draw:style-name="gr18" draw:text-style-name="P36" svg:width="0.9cm" svg:height="0.837cm" svg:x="9.844cm" svg:y="0.171cm"><draw:text-box><text:p text:style-name="P32"><text:span text:style-name="T40">C</text:span></text:p></draw:text-box></draw:frame><draw:g draw:style-name="gr8"><draw:line draw:style-name="gr19" draw:text-style-name="P34" svg:x1="0.729cm" svg:y1="3.762cm" svg:x2="7.294cm" svg:y2="3.762cm"><text:p/></draw:line><draw:line draw:style-name="gr19" draw:text-style-name="P34" svg:x1="3.401cm" svg:y1="0.811cm" svg:x2="7.294cm" svg:y2="0.811cm"><text:p/></draw:line><draw:line draw:style-name="gr19" draw:text-style-name="P34" svg:x1="7.294cm" svg:y1="0.811cm" svg:x2="9.963cm" svg:y2="0.811cm"><text:p/></draw:line><draw:line draw:style-name="gr19" draw:text-style-name="P34" svg:x1="9.963cm" svg:y1="0.811cm" svg:x2="7.294cm" svg:y2="3.755cm"><text:p/></draw:line><draw:line draw:style-name="gr19" draw:text-style-name="P34" svg:x1="3.401cm" svg:y1="0.811cm" svg:x2="0.729cm" svg:y2="3.755cm"><text:p/></draw:line></draw:g><draw:frame draw:style-name="gr20" draw:text-style-name="P36" svg:width="1.073cm" svg:height="1.008cm" svg:x="3.328cm" svg:y="1.842cm"><draw:text-box><text:p text:style-name="P32"><text:span text:style-name="T40">h</text:span></text:p></draw:text-box></draw:frame><draw:g draw:style-name="gr8"><draw:line draw:style-name="gr21" draw:text-style-name="P34" svg:x1="0.957cm" svg:y1="3.523cm" svg:x2="4.129cm" svg:y2="0.012cm"><text:p/></draw:line><draw:g draw:style-name="gr8"><draw:line draw:style-name="gr22" draw:text-style-name="P34" svg:x1="4.404cm" svg:y1="3.758cm" svg:x2="4.404cm" svg:y2="3.452cm"><text:p/></draw:line><draw:line draw:style-name="gr23" draw:text-style-name="P34" svg:x1="4.404cm" svg:y1="3.452cm" svg:x2="4.098cm" svg:y2="3.452cm"><text:p/></draw:line></draw:g><draw:line draw:style-name="gr24" draw:text-style-name="P34" svg:x1="4.084cm" svg:y1="0.811cm" svg:x2="4.084cm" svg:y2="3.755cm"><text:p/></draw:line><draw:g draw:style-name="gr8"><draw:line draw:style-name="gr25" draw:text-style-name="P34" svg:x1="4.098cm" svg:y1="1.109cm" svg:x2="4.404cm" svg:y2="1.109cm"><text:p/></draw:line><draw:line draw:style-name="gr26" draw:text-style-name="P34" svg:x1="4.404cm" svg:y1="1.101cm" svg:x2="4.404cm" svg:y2="0.811cm"><text:p/></draw:line></draw:g><draw:line draw:style-name="gr27" draw:text-style-name="P34" svg:x1="4.128cm" svg:y1="0cm" svg:x2="7.732cm" svg:y2="3.236cm"><text:p/></draw:line><draw:g draw:style-name="gr8"><draw:line draw:style-name="gr28" draw:text-style-name="P34" svg:x1="4.359cm" svg:y1="0.243cm" svg:x2="4.148cm" svg:y2="0.472cm"><text:p/></draw:line><draw:line draw:style-name="gr29" draw:text-style-name="P34" svg:x1="4.146cm" svg:y1="0.474cm" svg:x2="3.914cm" svg:y2="0.269cm"><text:p/></draw:line></draw:g><draw:g draw:style-name="gr8"><draw:line draw:style-name="gr30" draw:text-style-name="P34" svg:x1="7.529cm" svg:y1="3.485cm" svg:x2="7.3cm" svg:y2="3.277cm"><text:p/></draw:line><draw:line draw:style-name="gr31" draw:text-style-name="P34" svg:x1="7.3cm" svg:y1="3.287cm" svg:x2="7.5cm" svg:y2="3.053cm"><text:p/></draw:line></draw:g></draw:g><draw:frame draw:style-name="gr32" draw:text-style-name="P36" svg:width="1.176cm" svg:height="1.01cm" svg:x="5.904cm" svg:y="1.088cm"><draw:text-box><text:p text:style-name="P32"><text:span text:style-name="T40">h'</text:span></text:p></draw:text-box></draw:frame></draw:g></text:p>
      <text:p text:style-name="P20"><draw:frame draw:style-name="fr1" draw:name="Objet2" text:anchor-type="as-char" svg:y="-0.603cm" svg:width="8.446cm" svg:height="0.787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list xml:id="list195350938954900" text:continue-numbering="true" text:style-name="tfNum_20_1_29_">
        <text:list-item>
          <text:p text:style-name="tfTitre_20_1_29_">Aire d'un triangle</text:p>
        </text:list-item>
      </text:list>
      <text:p text:style-name="tfCours"><text:span text:style-name="T1">Formule : </text:span><text:span text:style-name="T3">Aire d'un triangle =</text:span><text:span text:style-name="T13"> </text:span><text:span text:style-name="T3"><draw:frame draw:style-name="fr2" draw:name="Objet1" text:anchor-type="as-char" svg:y="-0.991cm" svg:width="3.923cm" svg:height="1.524cm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2"><draw:g text:anchor-type="as-char" draw:z-index="7" draw:name="Forme3" draw:style-name="gr3"><draw:polygon draw:style-name="gr33" draw:text-style-name="P37" svg:width="6.576cm" svg:height="3.804cm" svg:x="0.718cm" svg:y="0.72cm" svg:viewBox="0 0 6577 3805" draw:points="4734,0 0,3805 6577,3805 4747,0"><text:p/></draw:polygon><draw:frame draw:style-name="gr34" draw:text-style-name="P36" svg:width="0.851cm" svg:height="0.837cm" svg:x="5.059cm" svg:y="0cm"><draw:text-box><text:p text:style-name="P32"><text:span text:style-name="T40">A</text:span></text:p></draw:text-box></draw:frame><draw:frame draw:style-name="gr34" draw:text-style-name="P36" svg:width="0.851cm" svg:height="0.837cm" svg:x="0cm" svg:y="4.2cm"><draw:text-box><text:p text:style-name="P32"><text:span text:style-name="T40">B</text:span></text:p></draw:text-box></draw:frame><draw:frame draw:style-name="gr18" draw:text-style-name="P36" svg:width="0.9cm" svg:height="0.837cm" svg:x="7.181cm" svg:y="4.226cm"><draw:text-box><text:p text:style-name="P32"><text:span text:style-name="T40">C</text:span></text:p></draw:text-box></draw:frame><draw:polygon draw:style-name="gr35" draw:text-style-name="P35" svg:width="6.084cm" svg:height="4.117cm" draw:transform="skewX (-0.00139626340159544) rotate (0.676315085147803) translate (0.716785363295663cm 4.52962471201645cm)" svg:viewBox="0 0 6085 4118" draw:points="0,1 6085,0 5126,4118"><text:p/></draw:polygon><draw:g draw:style-name="gr8"><draw:line draw:style-name="gr36" draw:text-style-name="P34" svg:x1="5.461cm" svg:y1="0.72cm" svg:x2="5.461cm" svg:y2="4.525cm"><text:p/></draw:line><draw:polyline draw:style-name="gr37" draw:text-style-name="P34" svg:width="0.316cm" svg:height="0.319cm" draw:transform="rotate (1.5707963267949) translate (5.46205245179679cm 4.53350041184859cm)" svg:viewBox="0 0 317 320" draw:points="0,320 317,320 317,0"><text:p/></draw:polyline><draw:line draw:style-name="gr38" draw:text-style-name="P34" svg:x1="0.73cm" svg:y1="4.53cm" svg:x2="6.071cm" svg:y2="1.958cm"><text:p/></draw:line><draw:polyline draw:style-name="gr39" draw:text-style-name="P34" svg:width="0.352cm" svg:height="0.301cm" draw:transform="rotate (-2.78275295937976) translate (6.21955952305188cm 2.26956171692915cm)" svg:viewBox="0 0 353 302" draw:points="0,0 341,0 353,302"><text:p/></draw:polyline><draw:line draw:style-name="gr40" draw:text-style-name="P34" svg:x1="7.285cm" svg:y1="4.513cm" svg:x2="4.683cm" svg:y2="1.318cm"><text:p/></draw:line><draw:polyline draw:style-name="gr41" draw:text-style-name="P34" svg:width="0.34cm" svg:height="0.309cm" draw:transform="skewX (-0.00628318530717959) rotate (-0.951553508187309) translate (4.71746007996368cm 1.33043325507996cm)" svg:viewBox="0 0 341 310" draw:points="0,310 341,310 322,0"><text:p/></draw:polyline></draw:g><draw:frame draw:style-name="gr42" draw:text-style-name="P36" svg:width="1.036cm" svg:height="0.997cm" svg:x="5.036cm" svg:y="4.493cm"><draw:text-box><text:p text:style-name="P32"><text:span text:style-name="T40">H</text:span><text:span text:style-name="T41">1</text:span></text:p></draw:text-box></draw:frame><draw:frame draw:style-name="gr42" draw:text-style-name="P36" svg:width="1.036cm" svg:height="0.997cm" svg:x="5.973cm" svg:y="1.408cm"><draw:text-box><text:p text:style-name="P32"><text:span text:style-name="T40">H</text:span><text:span text:style-name="T41">2</text:span></text:p></draw:text-box></draw:frame><draw:frame draw:style-name="gr42" draw:text-style-name="P36" svg:width="1.036cm" svg:height="0.997cm" svg:x="3.812cm" svg:y="0.487cm"><draw:text-box><text:p text:style-name="P32"><text:span text:style-name="T40">H</text:span><text:span text:style-name="T41">3</text:span></text:p></draw:text-box></draw:frame></draw:g></text:p>
      <text:p text:style-name="P20"><draw:frame draw:style-name="fr3" draw:name="Objet4" text:anchor-type="as-char" svg:width="12.972cm" svg:height="1.595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span text:style-name="T2">Remarque :</text:span> Une médiane d'un triangle coupe donc ce dernier en deux parties de même aire !</text:p>
      <text:list xml:id="list195349171475290" text:continue-numbering="true" text:style-name="tfNum_20_1_29_">
        <text:list-item>
          <text:p text:style-name="P25">Dans les exercices</text:p>
        </text:list-item>
      </text:list>
      <text:p text:style-name="P15">Énoncé :</text:p>
      <text:p text:style-name="P15">Calculer <text:span text:style-name="T23">le périmètre et </text:span>l'aire du parallélogramme <text:span text:style-name="T7">ABCD</text:span> <text:span text:style-name="T24">ci-dessous </text:span>:</text:p>
      <text:p text:style-name="P17"><draw:g text:anchor-type="as-char" draw:z-index="5" draw:name="Forme1" draw:style-name="gr3"><draw:frame draw:style-name="gr4" draw:text-style-name="P33" svg:width="0.953cm" svg:height="0.895cm" svg:x="1.208cm" svg:y="4.824cm"><draw:text-box><text:p text:style-name="P32"><text:span text:style-name="T39">D</text:span></text:p></draw:text-box></draw:frame><draw:frame draw:style-name="gr4" draw:text-style-name="P33" svg:width="0.953cm" svg:height="0.895cm" svg:x="5.233cm" svg:y="4.775cm"><draw:text-box><text:p text:style-name="P32"><text:span text:style-name="T39">C</text:span></text:p></draw:text-box></draw:frame><draw:frame draw:style-name="gr5" draw:text-style-name="P33" svg:width="0.932cm" svg:height="0.904cm" svg:x="0cm" svg:y="0cm"><draw:text-box><text:p text:style-name="P32"><text:span text:style-name="T39">A</text:span></text:p></draw:text-box></draw:frame><draw:frame draw:style-name="gr6" draw:text-style-name="P33" svg:width="0.997cm" svg:height="0.897cm" svg:x="4.173cm" svg:y="0.004cm"><draw:text-box><text:p text:style-name="P32"><text:span text:style-name="T39">B</text:span></text:p></draw:text-box></draw:frame><draw:frame draw:style-name="gr7" draw:text-style-name="P33" svg:width="0.962cm" svg:height="0.93cm" svg:x="0.162cm" svg:y="1.385cm"><draw:text-box><text:p text:style-name="P32"><text:span text:style-name="T39">H</text:span></text:p></draw:text-box></draw:frame><draw:g draw:style-name="gr8"><draw:polyline draw:style-name="gr9" draw:text-style-name="P34" svg:width="3.372cm" svg:height="4.173cm" svg:x="1.998cm" svg:y="0.748cm" svg:viewBox="0 0 3373 4174" draw:points="0,4174 3373,4174 2202,0"><text:p/></draw:polyline><draw:polyline draw:style-name="gr9" draw:text-style-name="P34" svg:width="3.372cm" svg:height="4.173cm" draw:transform="rotate (-3.14159265358979) translate (4.19800000000001cm 4.9246111111111cm)" svg:viewBox="0 0 3373 4174" draw:points="0,4174 3373,4174 2202,0"><text:p/></draw:polyline><draw:polyline draw:style-name="gr10" draw:text-style-name="P34" svg:width="0.353cm" svg:height="0.316cm" draw:transform="rotate (0.313112067807783) translate (1.05793858625514cm 1.64536102017296cm)" svg:viewBox="0 0 354 317" draw:points="0,317 340,308 354,0"><text:p/></draw:polyline><draw:line draw:style-name="gr9" draw:text-style-name="P34" svg:x1="4.198cm" svg:y1="0.748cm" svg:x2="1.071cm" svg:y2="1.614cm"><text:p/></draw:line></draw:g><draw:frame draw:style-name="gr11" draw:text-style-name="P33" svg:width="1.595cm" svg:height="0.895cm" svg:x="2.048cm" svg:y="1.244cm"><draw:text-box><text:p text:style-name="P32"><text:span text:style-name="T39">3cm</text:span></text:p></draw:text-box></draw:frame><draw:frame draw:style-name="gr12" draw:text-style-name="P33" svg:width="1.775cm" svg:height="0.899cm" svg:x="4.817cm" svg:y="2.125cm"><draw:text-box><text:p text:style-name="P32"><text:span text:style-name="T39">4cm</text:span></text:p></draw:text-box></draw:frame><draw:frame draw:style-name="gr13" draw:text-style-name="P33" svg:width="1.853cm" svg:height="0.895cm" svg:x="2.84cm" svg:y="4.858cm"><draw:text-box><text:p text:style-name="P32"><text:span text:style-name="T39">3,1cm</text:span></text:p></draw:text-box></draw:frame></draw:g></text:p>
      <text:p text:style-name="P18"/>
      <text:p text:style-name="P19">Rédaction :<text:tab/></text:p>
      <text:p text:style-name="P16"><text:span text:style-name="T23">Appelons </text:span><text:span text:style-name="T8">p</text:span><text:span text:style-name="T23"> le périmètre du parallélogramme en cm et </text:span><text:span text:style-name="T8">A</text:span><text:span text:style-name="T23"> son aire en cm².<text:line-break/></text:span><text:span text:style-name="T23"><draw:frame draw:style-name="fr4" draw:name="Objet10" text:anchor-type="as-char" svg:width="6.025cm" svg:height="0.721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<text:line-break/></text:span><text:span text:style-name="T23"><draw:frame draw:style-name="fr4" draw:name="Objet11" text:anchor-type="as-char" svg:width="4.755cm" svg:height="0.721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3"><text:line-break/></text:span><draw:frame draw:style-name="fr8" draw:name="Objet9" text:anchor-type="as-char" svg:y="-0.653cm" svg:width="3.15cm" svg:height="0.721cm" draw:z-index="13"><draw:object xlink:href="./Object 7" xlink:type="simple" xlink:show="embed" xlink:actuate="onLoad"/><draw:image xlink:href="./ObjectReplacements/Object 7" xlink:type="simple" xlink:show="embed" xlink:actuate="onLoad"/><svg:desc>721</svg:desc></draw:frame><text:line-break/><text:line-break/>Par hypothèse, la hauteur relative à [<text:span text:style-name="T7">BC</text:span>] est [<text:span text:style-name="T7">BH</text:span>]<text:line-break/><text:span text:style-name="T12"><draw:frame draw:style-name="fr5" draw:name="Objet5" text:anchor-type="as-char" svg:y="-0.603cm" svg:width="6.516cm" svg:height="0.73cm" draw:z-index="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2"><text:line-break/></text:span><text:span text:style-name="T12"><draw:frame draw:style-name="fr6" draw:name="Objet6" text:anchor-type="as-char" svg:y="-0.73cm" svg:width="2.896cm" svg:height="0.792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2"/>
      <text:p text:style-name="P3"><draw:frame text:anchor-type="paragraph" draw:z-index="3" draw:style-name="gr1" draw:text-style-name="P31" svg:width="7.949cm" svg:height="9.894cm" svg:x="11.051cm" svg:y="0.224cm"><draw:text-box><text:p text:style-name="P28"><text:span text:style-name="T38">conversions d'unités</text:span></text:p><text:p text:style-name="P28"><text:span text:style-name="T38">p226: 7</text:span></text:p><text:p text:style-name="P28"><text:span text:style-name="T38">p228: 26</text:span></text:p><text:p text:style-name="P28"><text:span text:style-name="T38">p230: 39</text:span></text:p><text:p text:style-name="P29"><text:span text:style-name="T38">en justifiant</text:span></text:p><text:p><text:span text:style-name="T38">p227: 11</text:span></text:p><text:p><text:span text:style-name="T38">p229: 30</text:span></text:p><text:p><text:span text:style-name="T38">p231: 42, 43, 44, 46</text:span></text:p><text:p><text:span text:style-name="T38">p233: 59</text:span></text:p><text:p text:style-name="P30"><text:span text:style-name="T38">sans justifier</text:span></text:p><text:p><text:span text:style-name="T38">p228: 23, 24</text:span></text:p><text:p><text:span text:style-name="T38">p231: 49</text:span></text:p><text:p><text:span text:style-name="T38">p232: 54</text:span></text:p></draw:text-box></draw:frame></text:p>
      <text:list xml:id="list195349860817165" text:continue-list="list463260659" text:style-name="tfNum_20_I_29_">
        <text:list-item>
          <text:p text:style-name="P26">Disque</text:p>
        </text:list-item>
      </text:list>
      <text:list xml:id="list195349121949989" text:continue-list="list195349171475290" text:style-name="tfNum_20_1_29_">
        <text:list-item text:start-value="1">
          <text:p text:style-name="P23">Périmètre d'un cercle</text:p>
        </text:list-item>
      </text:list>
      <text:p text:style-name="P1"><text:span text:style-name="T3">Les grecs avaient remarqué qu'en divisant le périmètre d'un cercle par son diamètre </text:span><text:span text:style-name="T4">ils</text:span><text:span text:style-name="T3"> obtenai</text:span><text:span text:style-name="T4">en</text:span><text:span text:style-name="T3">t toujours le même nombre qu</text:span><text:span text:style-name="T4">'ils </text:span><text:span text:style-name="T3">on</text:span><text:span text:style-name="T4">t</text:span><text:span text:style-name="T3"> appelé </text:span><text:span text:style-name="T6"></text:span>.</text:p>
      <text:p text:style-name="P6"><draw:frame draw:style-name="fr7" draw:name="Objet3" text:anchor-type="as-char" svg:width="9.222cm" svg:height="1.499cm" draw:z-index="2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3"/>
      <text:p text:style-name="tfCours"><text:span text:style-name="T1">Formule : </text:span>Le périmètre <text:span text:style-name="T7">p</text:span> d'un cercle de rayon <text:span text:style-name="T7">r</text:span> est : <text:s text:c="2"/><text:span text:style-name="T9">p</text:span><text:span text:style-name="T28"> = </text:span><text:span text:style-name="tfMasqué_20_sur_20_fond_20_vert"><text:span text:style-name="T28">2 </text:span></text:span><text:span text:style-name="tfMasqué_20_sur_20_fond_20_vert"> </text:span><text:span text:style-name="tfMasqué_20_sur_20_fond_20_vert"><text:span text:style-name="T28">r</text:span></text:span></text:p>
      <text:p text:style-name="P3"/>
      <text:p text:style-name="P3"/>
      <text:p text:style-name="P3"/>
      <text:list xml:id="list195348969921324" text:continue-numbering="true" text:style-name="tfNum_20_1_29_">
        <text:list-item>
          <text:p text:style-name="tfTitre_20_1_29_">Aire d'un disque</text:p>
        </text:list-item>
      </text:list>
      <text:p text:style-name="tfCours"><text:span text:style-name="T1">Formule : </text:span><text:span text:style-name="T3">L'aire </text:span><text:span text:style-name="T10">A</text:span><text:span text:style-name="T3"> d'un disque de rayon </text:span><text:span text:style-name="T10">r</text:span><text:span text:style-name="T3"> est : <text:s text:c="2"/></text:span><text:span text:style-name="T5">A = </text:span><text:span text:style-name="tfMasqué_20_sur_20_fond_20_vert"><text:span text:style-name="T5"></text:span></text:span><text:span text:style-name="tfMasqué_20_sur_20_fond_20_vert"> </text:span><text:span text:style-name="tfMasqué_20_sur_20_fond_20_vert"><text:span text:style-name="T28">r²</text:span></text:span></text:p>
      <text:p text:style-name="P1"/>
      <text:p text:style-name="P1"/>
      <text:p text:style-name="P1"/>
      <text:list xml:id="list195349972973229" text:continue-numbering="true" text:style-name="tfNum_20_1_29_">
        <text:list-item>
          <text:p text:style-name="P24">Dans les exercices</text:p>
        </text:list-item>
      </text:list>
      <text:p text:style-name="P9">Énoncé :</text:p>
      <text:p text:style-name="P4">Calculer l<text:span text:style-name="T24">e périmètre puis l</text:span>'aire d'un disque de rayon 4 cm.</text:p>
      <text:p text:style-name="P4"/>
      <text:p text:style-name="P7">Rédaction :</text:p>
      <text:p text:style-name="Standard"><text:span text:style-name="T3">Appelons </text:span><text:span text:style-name="T11">p</text:span><text:span text:style-name="T4"> le périmètre de ce disque en cm et </text:span><text:span text:style-name="T10">A</text:span><text:span text:style-name="T3"> </text:span><text:span text:style-name="T4">son </text:span><text:span text:style-name="T3">aire en cm</text:span><text:span text:style-name="T19">2</text:span></text:p>
      <text:p text:style-name="P11"><text:span text:style-name="T10">p</text:span><text:span text:style-name="T25"> = </text:span><text:span text:style-name="T30">2 </text:span><text:span text:style-name="T31"> × 4</text:span><text:span text:style-name="T33"> = </text:span><text:span text:style-name="T35">8 </text:span><text:span text:style-name="T34"> </text:span><text:span text:style-name="T33">≈</text:span><text:span text:style-name="T31"> 25,1 cm</text:span><text:span text:style-name="T21"> <text:s/>(à 0,1 cm</text:span><text:span text:style-name="T26"> </text:span><text:span text:style-name="T21">près)</text:span></text:p>
      <text:p text:style-name="Standard"><text:span text:style-name="T10">A</text:span><text:span text:style-name="T3"> = </text:span><text:span text:style-name="T29"> × 4</text:span><text:span text:style-name="T37">2</text:span><text:span text:style-name="T32"> = </text:span><text:span text:style-name="T36">16 </text:span><text:span text:style-name="T32"> ≈</text:span><text:span text:style-name="T29"> 50,3 cm</text:span><text:span text:style-name="T37">2</text:span><text:span text:style-name="T20"> <text:s/>(à 0,1 cm</text:span><text:span text:style-name="T18">2</text:span> <text:span text:style-name="T20">près)</text:span></text:p>
      <text:p text:style-name="P12"/>
      <text:p text:style-name="P5"><text:span text:style-name="T2">Remarque :</text:span> Dans les exercices, <text:span text:style-name="T15">vous devez préciser la valeur exacte</text:span> d<text:span text:style-name="T27">u périmètre et d</text:span>e l'aire puis en donner une <text:span text:style-name="T17">valeur approchée </text:span><text:span text:style-name="T16">en indiquant la précision choisie</text:span>.</text:p>
      <text:p text:style-name="P5"/>
      <text:p text:style-name="P13"><draw:frame text:anchor-type="paragraph" draw:z-index="4" draw:style-name="gr2" draw:text-style-name="P31" svg:width="6.966cm" svg:height="5.451cm" svg:x="12.033cm" svg:y="-0.127cm"><draw:text-box><text:p><text:span text:style-name="T38">en justifiant</text:span></text:p><text:p><text:span text:style-name="T38">p227: 14, 19</text:span></text:p><text:p><text:span text:style-name="T38">p232: 51, 52, 53, 56</text:span></text:p><text:p text:style-name="P29"><text:span text:style-name="T38">sans justifier</text:span></text:p><text:p><text:span text:style-name="T38">p227: 9, 10</text:span></text:p><text:p><text:span text:style-name="T38">p229: 27, 28, 29, 32</text:span></text:p><text:p><text:span text:style-name="T38">p233: 66, 67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fMaths" svg:font-family="tfMaths" style:font-family-generic="roman" style:font-pitch="variable" style:font-charset="x-symbol"/>
    <style:font-face style:name="Mangal1" svg:font-family="Mangal"/>
    <style:font-face style:name="OpenSymbol" svg:font-family="OpenSymbol"/>
    <style:font-face style:name="OpenSymbol1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7" draw:display-name="Dashed (var) 17" draw:style="rect" draw:dots1="1" draw:dots1-length="0.016cm" draw:dots2="1" draw:dots2-length="0.016cm" draw:distance="0.016cm"/>
    <draw:stroke-dash draw:name="Dashed_20__28_var_29__20_18" draw:display-name="Dashed (var) 18" draw:style="rect" draw:dots1="1" draw:dots1-length="0.016cm" draw:dots2="1" draw:dots2-length="0.016cm" draw:distance="0.016cm"/>
    <draw:stroke-dash draw:name="Dashed_20__28_var_29__20_19" draw:display-name="Dashed (var) 19" draw:style="rect" draw:dots1="1" draw:dots1-length="0.016cm" draw:dots2="1" draw:dots2-length="0.016cm" draw:distance="0.016cm"/>
    <draw:stroke-dash draw:name="Dashed_20__28_var_29__20_20" draw:display-name="Dashed (var) 20" draw:style="rect" draw:dots1="1" draw:dots1-length="0.016cm" draw:dots2="1" draw:dots2-length="0.016cm" draw:distance="0.016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2" draw:display-name="Dashed (var) 22" draw:style="rect" draw:dots1="1" draw:dots1-length="0.016cm" draw:dots2="1" draw:dots2-length="0.016cm" draw:distance="0.016cm"/>
    <draw:stroke-dash draw:name="Dashed_20__28_var_29__20_23" draw:display-name="Dashed (var) 23" draw:style="rect" draw:dots1="1" draw:dots1-length="0.016cm" draw:dots2="1" draw:dots2-length="0.016cm" draw:distance="0.016cm"/>
    <draw:stroke-dash draw:name="Dashed_20__28_var_29__20_24" draw:display-name="Dashed (var) 24" draw:style="rect" draw:dots1="1" draw:dots1-length="0.016cm" draw:dots2="1" draw:dots2-length="0.016cm" draw:distance="0.016cm"/>
    <draw:stroke-dash draw:name="Dashed_20__28_var_29__20_25" draw:display-name="Dashed (var) 25" draw:style="rect" draw:dots1="1" draw:dots1-length="0.016cm" draw:dots2="1" draw:dots2-length="0.016cm" draw:distance="0.016cm"/>
    <draw:stroke-dash draw:name="Dashed_20__28_var_29__20_26" draw:display-name="Dashed (var) 26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6cm" draw:dots2="1" draw:dots2-length="0.016cm" draw:distance="0.016cm"/>
    <draw:stroke-dash draw:name="Dashed_20__28_var_29__20_28" draw:display-name="Dashed (var) 28" draw:style="rect" draw:dots1="1" draw:dots1-length="0.016cm" draw:dots2="1" draw:dots2-length="0.016cm" draw:distance="0.016cm"/>
    <draw:stroke-dash draw:name="Dashed_20__28_var_29__20_29" draw:display-name="Dashed (var) 29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6cm" draw:dots2="1" draw:dots2-length="0.016cm" draw:distance="0.016cm"/>
    <draw:stroke-dash draw:name="Dashed_20__28_var_29__20_31" draw:display-name="Dashed (var) 31" draw:style="rect" draw:dots1="1" draw:dots1-length="0.016cm" draw:dots2="1" draw:dots2-length="0.016cm" draw:distance="0.016cm"/>
    <draw:stroke-dash draw:name="Dashed_20__28_var_29__20_32" draw:display-name="Dashed (var) 32" draw:style="rect" draw:dots1="1" draw:dots1-length="0.016cm" draw:dots2="1" draw:dots2-length="0.016cm" draw:distance="0.016cm"/>
    <draw:stroke-dash draw:name="Dashed_20__28_var_29__20_33" draw:display-name="Dashed (var) 33" draw:style="rect" draw:dots1="1" draw:dots1-length="0.016cm" draw:dots2="1" draw:dots2-length="0.016cm" draw:distance="0.016cm"/>
    <draw:stroke-dash draw:name="Dashed_20__28_var_29__20_34" draw:display-name="Dashed (var) 34" draw:style="rect" draw:dots1="1" draw:dots1-length="0.016cm" draw:dots2="1" draw:dots2-length="0.016cm" draw:distance="0.016cm"/>
    <draw:stroke-dash draw:name="Dashed_20__28_var_29__20_35" draw:display-name="Dashed (var) 35" draw:style="rect" draw:dots1="1" draw:dots1-length="0.009cm" draw:dots2="1" draw:dots2-length="0.009cm" draw:distance="0.009cm"/>
    <draw:stroke-dash draw:name="Dashed_20__28_var_29__20_36" draw:display-name="Dashed (var) 36" draw:style="rect" draw:dots1="1" draw:dots1-length="0.009cm" draw:dots2="1" draw:dots2-length="0.009cm" draw:distance="0.009cm"/>
    <draw:stroke-dash draw:name="Dashed_20__28_var_29__20_37" draw:display-name="Dashed (var) 37" draw:style="rect" draw:dots1="1" draw:dots1-length="0.009cm" draw:dots2="1" draw:dots2-length="0.009cm" draw:distance="0.009cm"/>
    <draw:stroke-dash draw:name="Dashed_20__28_var_29__20_38" draw:display-name="Dashed (var) 38" draw:style="rect" draw:dots1="1" draw:dots1-length="0.009cm" draw:dots2="1" draw:dots2-length="0.009cm" draw:distance="0.009cm"/>
    <draw:stroke-dash draw:name="Dashed_20__28_var_29__20_39" draw:display-name="Dashed (var) 39" draw:style="rect" draw:dots1="1" draw:dots1-length="0.005cm" draw:dots2="1" draw:dots2-length="0.005cm" draw:distance="0.005cm"/>
    <draw:stroke-dash draw:name="Dashed_20__28_var_29__20_40" draw:display-name="Dashed (var) 40" draw:style="rect" draw:dots1="1" draw:dots1-length="0.009cm" draw:dots2="1" draw:dots2-length="0.009cm" draw:distance="0.009cm"/>
    <draw:stroke-dash draw:name="Dashed_20__28_var_29__20_41" draw:display-name="Dashed (var) 41" draw:style="rect" draw:dots1="1" draw:dots1-length="0.009cm" draw:dots2="1" draw:dots2-length="0.009cm" draw:distance="0.009cm"/>
    <draw:stroke-dash draw:name="Dashed_20__28_var_29__20_42" draw:display-name="Dashed (var) 42" draw:style="rect" draw:dots1="1" draw:dots1-length="0.009cm" draw:dots2="1" draw:dots2-length="0.009cm" draw:distance="0.009cm"/>
    <draw:stroke-dash draw:name="Dashed_20__28_var_29__20_43" draw:display-name="Dashed (var) 43" draw:style="rect" draw:dots1="1" draw:dots1-length="0.009cm" draw:dots2="1" draw:dots2-length="0.009cm" draw:distance="0.009cm"/>
    <draw:stroke-dash draw:name="Dashed_20__28_var_29__20_44" draw:display-name="Dashed (var) 44" draw:style="rect" draw:dots1="1" draw:dots1-length="0.009cm" draw:dots2="1" draw:dots2-length="0.009cm" draw:distance="0.009cm"/>
    <draw:stroke-dash draw:name="Dashed_20__28_var_29__20_45" draw:display-name="Dashed (var) 45" draw:style="rect" draw:dots1="1" draw:dots1-length="0.009cm" draw:dots2="1" draw:dots2-length="0.009cm" draw:distance="0.009cm"/>
    <draw:stroke-dash draw:name="Dashed_20__28_var_29__20_46" draw:display-name="Dashed (var) 46" draw:style="rect" draw:dots1="1" draw:dots1-length="0.009cm" draw:dots2="1" draw:dots2-length="0.009cm" draw:distance="0.009cm"/>
    <draw:stroke-dash draw:name="Dashed_20__28_var_29__20_47" draw:display-name="Dashed (var) 47" draw:style="rect" draw:dots1="1" draw:dots1-length="0.009cm" draw:dots2="1" draw:dots2-length="0.009cm" draw:distance="0.009cm"/>
    <draw:stroke-dash draw:name="Dashed_20__28_var_29__20_48" draw:display-name="Dashed (var) 48" draw:style="rect" draw:dots1="1" draw:dots1-length="0.009cm" draw:dots2="1" draw:dots2-length="0.009cm" draw:distance="0.009cm"/>
    <draw:stroke-dash draw:name="Dashed_20__28_var_29__20_49" draw:display-name="Dashed (var) 49" draw:style="rect" draw:dots1="1" draw:dots1-length="0.009cm" draw:dots2="1" draw:dots2-length="0.009cm" draw:distance="0.009cm"/>
    <draw:stroke-dash draw:name="Dashed_20__28_var_29__20_50" draw:display-name="Dashed (var) 50" draw:style="rect" draw:dots1="1" draw:dots1-length="0.009cm" draw:dots2="1" draw:dots2-length="0.009cm" draw:distance="0.009cm"/>
    <draw:stroke-dash draw:name="Dashed_20__28_var_29__20_51" draw:display-name="Dashed (var) 51" draw:style="rect" draw:dots1="1" draw:dots1-length="0.009cm" draw:dots2="1" draw:dots2-length="0.009cm" draw:distance="0.009cm"/>
    <draw:stroke-dash draw:name="Dashed_20__28_var_29__20_52" draw:display-name="Dashed (var) 52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09:20:43.16</meta:creation-date>
    <meta:editing-duration>PT1H28M23S</meta:editing-duration>
    <meta:editing-cycles>22</meta:editing-cycles>
    <meta:generator>LibreOffice/5.3.7.2$Windows_X86_64 LibreOffice_project/6b8ed514a9f8b44d37a1b96673cbbdd077e24059</meta:generator>
    <dc:date>2018-04-06T19:53:48.499000000</dc:date>
    <meta:document-statistic meta:table-count="0" meta:image-count="0" meta:object-count="9" meta:page-count="3" meta:paragraph-count="33" meta:word-count="275" meta:character-count="1384" meta:non-whitespace-character-count="1134"/>
  </office:meta>
</office:document-meta>
</file>

<file path=Object 1/content.xml><?xml version="1.0" encoding="utf-8"?>
<math xmlns="http://www.w3.org/1998/Math/MathML" display="block">
  <semantics>
    <mrow>
      <mstyle mathvariant="normal">
        <mi>Aire</mi>
      </mstyle>
      <mrow>
        <mrow>
          <mo fence="true" stretchy="false">(</mo>
          <mrow>
            <mi mathvariant="italic">ABCD</mi>
          </mrow>
          <mo fence="true" stretchy="false">)</mo>
        </mrow>
        <mo stretchy="false">=</mo>
        <mrow>
          <mi mathvariant="italic">AB</mi>
          <mo stretchy="false">×</mo>
          <mstyle color="black">
            <mi>h</mi>
          </mstyle>
        </mrow>
        <mo stretchy="false">=</mo>
        <mrow>
          <mi mathvariant="italic">BC</mi>
          <mo stretchy="false">×</mo>
          <mstyle color="black">
            <mrow>
              <mi>h</mi>
              <mi>'</mi>
            </mrow>
          </mstyle>
        </mrow>
      </mrow>
    </mrow>
    <annotation encoding="StarMath 5.0">nitalic Aire(ABCD) = AB times color black {h} = BC times color black {h'}</annotation>
  </semantics>
</math>
</file>

<file path=Object 10/content.xml><?xml version="1.0" encoding="utf-8"?>
<math xmlns="http://www.w3.org/1998/Math/MathML" display="block">
  <semantics>
    <mrow>
      <mi>p</mi>
      <mo stretchy="false">=</mo>
      <mstyle color="black">
        <mrow>
          <mi mathvariant="italic">AB</mi>
          <mo stretchy="false">+</mo>
          <mi mathvariant="italic">BC</mi>
          <mo stretchy="false">+</mo>
          <mi mathvariant="italic">CD</mi>
          <mo stretchy="false">+</mo>
          <mi mathvariant="italic">DA</mi>
        </mrow>
      </mstyle>
    </mrow>
    <annotation encoding="StarMath 5.0">p = color black {AB + BC + CD + DA}</annotation>
  </semantics>
</math>
</file>

<file path=Object 11/content.xml><?xml version="1.0" encoding="utf-8"?>
<math xmlns="http://www.w3.org/1998/Math/MathML" display="block">
  <semantics>
    <mstyle color="black">
      <mrow>
        <mi>p</mi>
        <mo stretchy="false">=</mo>
        <mrow>
          <mn>3,1</mn>
          <mo stretchy="false">+</mo>
          <mn>4</mn>
          <mo stretchy="false">+</mo>
          <mn>3,1</mn>
          <mo stretchy="false">+</mo>
          <mn>4</mn>
        </mrow>
      </mrow>
    </mstyle>
    <annotation encoding="StarMath 5.0">color black {p = 3,1 + 4 + 3,1 + 4}</annotation>
  </semantics>
</math>
</file>

<file path=Object 2/content.xml><?xml version="1.0" encoding="utf-8"?>
<math xmlns="http://www.w3.org/1998/Math/MathML" display="block">
  <semantics>
    <mfrac>
      <mrow>
        <mtext>côté</mtext>
        <mo stretchy="false">×</mo>
        <mtext>hauteur</mtext>
      </mrow>
      <mn>2</mn>
    </mfrac>
    <annotation encoding="StarMath 5.0">"côté"  times  "hauteur" over 2</annotation>
  </semantics>
</math>
</file>

<file path=Object 3/content.xml><?xml version="1.0" encoding="utf-8"?>
<math xmlns="http://www.w3.org/1998/Math/MathML">
  <semantics>
    <mrow>
      <mstyle mathvariant="normal">
        <mrow>
          <mi>Aire</mi>
        </mrow>
      </mstyle>
      <mrow>
        <mrow>
          <mrow>
            <mrow>
              <mo stretchy="false">(</mo>
              <mrow>
                <mi mathvariant="italic">ABC</mi>
              </mrow>
              <mo stretchy="false">)</mo>
            </mrow>
            <mo stretchy="false">=</mo>
            <mfrac>
              <mrow>
                <mrow>
                  <mi mathvariant="italic">BC</mi>
                  <mo stretchy="false">×</mo>
                  <mstyle color="black">
                    <mrow>
                      <mrow>
                        <msub>
                          <mi mathvariant="italic">AH</mi>
                          <mn>1</mn>
                        </msub>
                      </mrow>
                    </mrow>
                  </mstyle>
                </mrow>
              </mrow>
              <mn>2</mn>
            </mfrac>
          </mrow>
          <mo stretchy="false">=</mo>
          <mfrac>
            <mrow>
              <mrow>
                <mi mathvariant="italic">AC</mi>
                <mo stretchy="false">×</mo>
                <mstyle color="black">
                  <mrow>
                    <mrow>
                      <msub>
                        <mi mathvariant="italic">BH</mi>
                        <mn>2</mn>
                      </msub>
                    </mrow>
                  </mrow>
                </mstyle>
              </mrow>
            </mrow>
            <mn>2</mn>
          </mfrac>
        </mrow>
        <mo stretchy="false">=</mo>
        <mfrac>
          <mrow>
            <mrow>
              <mi mathvariant="italic">AB</mi>
              <mo stretchy="false">×</mo>
              <mstyle color="black">
                <mrow>
                  <mrow>
                    <msub>
                      <mi mathvariant="italic">CH</mi>
                      <mn>3</mn>
                    </msub>
                  </mrow>
                </mrow>
              </mstyle>
            </mrow>
          </mrow>
          <mn>2</mn>
        </mfrac>
      </mrow>
    </mrow>
    <annotation encoding="StarMath 5.0">nitalic Aire(ABC) = {BC times color black {AH_1}} over 2 = {AC times color black {BH_2}} over 2 = {AB times color black {CH_3}} over 2 </annotation>
  </semantics>
</math>
</file>

<file path=Object 4/content.xml><?xml version="1.0" encoding="utf-8"?>
<math xmlns="http://www.w3.org/1998/Math/MathML" display="block">
  <semantics>
    <mrow>
      <mi>A</mi>
      <mo stretchy="false">=</mo>
      <mstyle color="black">
        <mrow>
          <mrow>
            <mi mathvariant="italic">BC</mi>
            <mo stretchy="false">×</mo>
            <mi mathvariant="italic">BH</mi>
          </mrow>
          <mo stretchy="false">=</mo>
          <mrow>
            <mn>4</mn>
            <mo stretchy="false">×</mo>
            <mn>3</mn>
          </mrow>
          <mo stretchy="false">=</mo>
          <mn>12</mn>
        </mrow>
      </mstyle>
    </mrow>
    <annotation encoding="StarMath 5.0">A = color black {BC times BH = 4 times 3 = 12}</annotation>
  </semantics>
</math>
</file>

<file path=Object 5/content.xml><?xml version="1.0" encoding="utf-8"?>
<math xmlns="http://www.w3.org/1998/Math/MathML" display="block">
  <semantics>
    <mstyle color="black">
      <mrow>
        <mrow>
          <mi>A</mi>
          <mo stretchy="false">=</mo>
          <mn>12</mn>
        </mrow>
        <mstyle mathvariant="normal">
          <msup>
            <mi>cm</mi>
            <mn>2</mn>
          </msup>
        </mstyle>
      </mrow>
    </mstyle>
    <annotation encoding="StarMath 5.0">color black {A= 12 nitalic cm^2}</annotation>
  </semantics>
</math>
</file>

<file path=Object 6/content.xml><?xml version="1.0" encoding="utf-8"?>
<math xmlns="http://www.w3.org/1998/Math/MathML">
  <semantics>
    <mrow>
      <mrow>
        <mrow>
          <mfrac>
            <mtext>périmètre d'un cercle</mtext>
            <mtext>  diamètre du cercle</mtext>
          </mfrac>
          <mo stretchy="false">=</mo>
          <mo stretchy="false">π</mo>
        </mrow>
        <mo stretchy="false">≈</mo>
        <mn>3,14159</mn>
      </mrow>
    </mrow>
    <annotation encoding="StarMath 5.0">"périmètre d'un cercle" over "  diamètre du cercle" = %pi approx 3,14159</annotation>
  </semantics>
</math>
</file>

<file path=Object 7/content.xml><?xml version="1.0" encoding="utf-8"?>
<math xmlns="http://www.w3.org/1998/Math/MathML" display="block">
  <semantics>
    <mstyle color="black">
      <mrow>
        <mrow>
          <mi>p</mi>
          <mo stretchy="false">=</mo>
          <mn>14,2</mn>
        </mrow>
        <mtext>cm</mtext>
      </mrow>
    </mstyle>
    <annotation encoding="StarMath 5.0">color black {p = 14,2 "cm"}</annotation>
  </semantics>
</math>
</file>